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Standard">
      <style:text-properties officeooo:rsid="00068338" officeooo:paragraph-rsid="00068338"/>
    </style:style>
    <style:style style:name="P6" style:family="paragraph" style:parent-style-name="Standard">
      <style:text-properties officeooo:paragraph-rsid="00068338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5"/>
    <style:style style:name="P22" style:family="paragraph" style:parent-style-name="Text_20_body" style:list-style-name="L16"/>
    <style:style style:name="P23" style:family="paragraph" style:parent-style-name="Text_20_body" style:list-style-name="L17"/>
    <style:style style:name="P24" style:family="paragraph" style:parent-style-name="Text_20_body" style:list-style-name="L18"/>
    <style:style style:name="P25" style:family="paragraph" style:parent-style-name="Text_20_body" style:list-style-name="L19"/>
    <style:style style:name="P26" style:family="paragraph" style:parent-style-name="Text_20_body" style:list-style-name="L20"/>
    <style:style style:name="P27" style:family="paragraph" style:parent-style-name="Text_20_body" style:list-style-name="L21"/>
    <style:style style:name="P28" style:family="paragraph" style:parent-style-name="Text_20_body" style:list-style-name="L22"/>
    <style:style style:name="P29" style:family="paragraph" style:parent-style-name="Text_20_body" style:list-style-name="L23"/>
    <style:style style:name="P30" style:family="paragraph" style:parent-style-name="Text_20_body" style:list-style-name="L24"/>
    <style:style style:name="P31" style:family="paragraph" style:parent-style-name="Text_20_body" style:list-style-name="L25"/>
    <style:style style:name="P32" style:family="paragraph" style:parent-style-name="Text_20_body" style:list-style-name="L26"/>
    <style:style style:name="P33" style:family="paragraph" style:parent-style-name="Text_20_body" style:list-style-name="L27"/>
    <style:style style:name="P34" style:family="paragraph" style:parent-style-name="Text_20_body" style:list-style-name="L28"/>
    <style:style style:name="P35" style:family="paragraph" style:parent-style-name="Text_20_body" style:list-style-name="L29"/>
    <style:style style:name="P36" style:family="paragraph" style:parent-style-name="Text_20_body" style:list-style-name="L30"/>
    <style:style style:name="T1" style:family="text">
      <style:text-properties officeooo:rsid="0006833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Sklep – lista<text:line-break/><text:line-break/></text:span>1. Nagłówek HTML</text:p>
      <text:p text:style-name="Preformatted_20_Text">html</text:p>
      <text:p text:style-name="Preformatted_20_Text">KopiujEdytuj</text:p>
      <text:p text:style-name="P1"><text:span text:style-name="Source_20_Text">&lt;!DOCTYPE html&gt;</text:span></text:p>
      <text:p text:style-name="P3"><text:span text:style-name="Source_20_Text">&lt;html lang="en"&gt;</text:span></text:p>
      <text:p text:style-name="P3"><text:span text:style-name="Source_20_Text">&lt;head&gt;</text:span></text:p>
      <text:p text:style-name="P3"><text:span text:style-name="Source_20_Text"><text:s text:c="2"/>&lt;meta charset="UTF-8" /&gt;</text:span></text:p>
      <text:p text:style-name="P3"><text:span text:style-name="Source_20_Text"><text:s text:c="2"/>&lt;meta name="viewport" content="width=device-width, initial-scale=1.0" /&gt;</text:span></text:p>
      <text:p text:style-name="P3"><text:span text:style-name="Source_20_Text"><text:s text:c="2"/>&lt;link href="./style.css" rel="stylesheet" /&gt;</text:span></text:p>
      <text:p text:style-name="P3"><text:span text:style-name="Source_20_Text"><text:s text:c="2"/>&lt;title&gt;Books&lt;/title&gt;</text:span></text:p>
      <text:p text:style-name="P3"/>
      <text:p text:style-name="P3"><text:span text:style-name="Source_20_Text"><text:s text:c="2"/>&lt;!-- Biblioteki React i ReactDOM --&gt;</text:span></text:p>
      <text:p text:style-name="P3"><text:span text:style-name="Source_20_Text"><text:s text:c="2"/>&lt;script src="https://unpkg.com/react@18/umd/react.production.min.js"&gt;&lt;/script&gt;</text:span></text:p>
      <text:p text:style-name="P3"><text:span text:style-name="Source_20_Text"><text:s text:c="2"/>&lt;script src="https://unpkg.com/react-dom@18/umd/react-dom.production.min.js"&gt;&lt;/script&gt;</text:span></text:p>
      <text:p text:style-name="P3"/>
      <text:p text:style-name="P3"><text:span text:style-name="Source_20_Text"><text:s text:c="2"/>&lt;!-- Babel do przetwarzania JSX (tylko do testów) --&gt;</text:span></text:p>
      <text:p text:style-name="P3"><text:span text:style-name="Source_20_Text"><text:s text:c="2"/>&lt;script src="https://unpkg.com/@babel/standalone"&gt;&lt;/script&gt;</text:span></text:p>
      <text:p text:style-name="P4"><text:span text:style-name="Source_20_Text">&lt;/head&gt;</text:span></text:p>
      <text:list text:style-name="L1">
        <text:list-item>
          <text:p text:style-name="P7"><text:span text:style-name="Strong_20_Emphasis">DOCTYPE i html lang="en"</text:span> — deklaruje język i typ dokumentu.</text:p>
        </text:list-item>
        <text:list-item>
          <text:p text:style-name="P7"><text:span text:style-name="Strong_20_Emphasis">meta charset</text:span> i <text:span text:style-name="Strong_20_Emphasis">viewport</text:span> — ustawienia kodowania i responsywności.</text:p>
        </text:list-item>
        <text:list-item>
          <text:p text:style-name="P7"><text:span text:style-name="Strong_20_Emphasis">link do style.css</text:span> — zewnętrzny plik CSS.</text:p>
        </text:list-item>
        <text:list-item>
          <text:p text:style-name="P7"><text:span text:style-name="Strong_20_Emphasis">title</text:span> — tytuł strony.</text:p>
        </text:list-item>
        <text:list-item>
          <text:p text:style-name="P7">Ładowanie bibliotek React (React i ReactDOM) z CDN.</text:p>
        </text:list-item>
        <text:list-item>
          <text:p text:style-name="P7">Ładowanie Babel standalone, by móc pisać JSX bez kompilacji (tylko do testów, nie do produkcji).</text:p>
        </text:list-item>
      </text:list>
      <text:p text:style-name="Horizontal_20_Line"/>
      <text:h text:style-name="Heading_20_2" text:outline-level="2">2. Body i struktura HTML</text:h>
      <text:p text:style-name="Preformatted_20_Text">html</text:p>
      <text:p text:style-name="Preformatted_20_Text">KopiujEdytuj</text:p>
      <text:p text:style-name="P1"><text:span text:style-name="Source_20_Text">&lt;body&gt;</text:span></text:p>
      <text:p text:style-name="P3"><text:span text:style-name="Source_20_Text"><text:s text:c="2"/>&lt;div class="container"&gt;</text:span></text:p>
      <text:p text:style-name="P3"><text:span text:style-name="Source_20_Text"><text:s text:c="4"/>&lt;h1&gt;Books&lt;/h1&gt;</text:span></text:p>
      <text:p text:style-name="P3"><text:span text:style-name="Source_20_Text"><text:s text:c="4"/>&lt;div id="root"&gt;&lt;/div&gt;</text:span></text:p>
      <text:p text:style-name="P4"><text:span text:style-name="Source_20_Text"><text:s text:c="2"/>&lt;/div&gt;</text:span></text:p>
      <text:list text:style-name="L2">
        <text:list-item>
          <text:p text:style-name="P8">Prosty kontener z nagłówkiem "Books".</text:p>
        </text:list-item>
        <text:list-item>
          <text:p text:style-name="P8"><text:span text:style-name="Strong_20_Emphasis">div#root</text:span> — tutaj React „przyczepi” całą aplikację.</text:p>
        </text:list-item>
      </text:list>
      <text:p text:style-name="Horizontal_20_Line"/>
      <text:h text:style-name="Heading_20_2" text:outline-level="2">3. Skrypt React w JSX (type="text/babel")</text:h>
      <text:p text:style-name="Preformatted_20_Text">jsx</text:p>
      <text:p text:style-name="Preformatted_20_Text">KopiujEdytuj</text:p>
      <text:p text:style-name="P1"><text:span text:style-name="Source_20_Text">&lt;script type="text/babel"&gt;</text:span></text:p>
      <text:p text:style-name="P3"><text:span text:style-name="Source_20_Text"><text:s text:c="2"/>const { useState, useEffect } = React;</text:span></text:p>
      <text:p text:style-name="P3"/>
      <text:p text:style-name="P3"><text:soft-page-break/><text:span text:style-name="Source_20_Text"><text:s text:c="2"/>const App = () =&gt; {</text:span></text:p>
      <text:p text:style-name="P3"><text:span text:style-name="Source_20_Text"><text:s text:c="4"/>...</text:span></text:p>
      <text:p text:style-name="P3"><text:span text:style-name="Source_20_Text"><text:s text:c="2"/>};</text:span></text:p>
      <text:p text:style-name="P3"/>
      <text:p text:style-name="P3"><text:span text:style-name="Source_20_Text"><text:s text:c="2"/>ReactDOM.render(&lt;App /&gt;, document.getElementById("root"));</text:span></text:p>
      <text:p text:style-name="P4"><text:span text:style-name="Source_20_Text">&lt;/script&gt;</text:span></text:p>
      <text:list text:style-name="L3">
        <text:list-item>
          <text:p text:style-name="P9"><text:span text:style-name="Strong_20_Emphasis">useState</text:span> i <text:span text:style-name="Strong_20_Emphasis">useEffect</text:span> — dwa popularne hooki Reacta.</text:p>
        </text:list-item>
        <text:list-item>
          <text:p text:style-name="P9">Definicja komponentu funkcyjnego <text:span text:style-name="Strong_20_Emphasis">App</text:span>.</text:p>
        </text:list-item>
        <text:list-item>
          <text:p text:style-name="P9">Renderowanie <text:span text:style-name="Strong_20_Emphasis">App</text:span> do elementu o id "root".</text:p>
        </text:list-item>
      </text:list>
      <text:p text:style-name="Horizontal_20_Line"/>
      <text:h text:style-name="Heading_20_2" text:outline-level="2">4. Wnętrze komponentu <text:span text:style-name="Source_20_Text">App</text:span></text:h>
      <text:h text:style-name="Heading_20_3" text:outline-level="3">a) Stan komponentu:</text:h>
      <text:p text:style-name="Preformatted_20_Text">jsx</text:p>
      <text:p text:style-name="Preformatted_20_Text">KopiujEdytuj</text:p>
      <text:p text:style-name="P1"><text:span text:style-name="Source_20_Text">const [items, setItems] = useState([]);</text:span></text:p>
      <text:p text:style-name="P3"><text:span text:style-name="Source_20_Text">const [search, setSearch] = useState("");</text:span></text:p>
      <text:p text:style-name="P3"><text:span text:style-name="Source_20_Text">const [sortKey, setSortKey] = useState("name");</text:span></text:p>
      <text:p text:style-name="P4"><text:span text:style-name="Source_20_Text">const [newItem, setNewItem] = useState({ name: "", description: "", image: "", rating: 1 });</text:span></text:p>
      <text:list text:style-name="L4">
        <text:list-item>
          <text:p text:style-name="P10"><text:span text:style-name="Strong_20_Emphasis">items</text:span> — lista książek (początkowo pusta).</text:p>
        </text:list-item>
        <text:list-item>
          <text:p text:style-name="P10"><text:span text:style-name="Strong_20_Emphasis">search</text:span> — fraza do filtrowania książek.</text:p>
        </text:list-item>
        <text:list-item>
          <text:p text:style-name="P10"><text:span text:style-name="Strong_20_Emphasis">sortKey</text:span> — kryterium sortowania ("name" lub "rating").</text:p>
        </text:list-item>
        <text:list-item>
          <text:p text:style-name="P10"><text:span text:style-name="Strong_20_Emphasis">newItem</text:span> — obiekt reprezentujący książkę dodawaną przez użytkownika.</text:p>
        </text:list-item>
      </text:list>
      <text:p text:style-name="Horizontal_20_Line"/>
      <text:h text:style-name="Heading_20_3" text:outline-level="3">b) <text:span text:style-name="Source_20_Text">useEffect</text:span> — pobieranie danych z pliku <text:span text:style-name="Source_20_Text">items.json</text:span></text:h>
      <text:p text:style-name="Preformatted_20_Text">jsx</text:p>
      <text:p text:style-name="Preformatted_20_Text">KopiujEdytuj</text:p>
      <text:p text:style-name="P1"><text:span text:style-name="Source_20_Text">useEffect(() =&gt; {</text:span></text:p>
      <text:p text:style-name="P3"><text:span text:style-name="Source_20_Text"><text:s text:c="2"/>fetch("items.json")</text:span></text:p>
      <text:p text:style-name="P3"><text:span text:style-name="Source_20_Text"><text:s text:c="4"/>.then((res) =&gt; res.json())</text:span></text:p>
      <text:p text:style-name="P3"><text:span text:style-name="Source_20_Text"><text:s text:c="4"/>.then((data) =&gt; setItems(data))</text:span></text:p>
      <text:p text:style-name="P3"><text:span text:style-name="Source_20_Text"><text:s text:c="4"/>.catch((err) =&gt; console.error("Error loading items:", err));</text:span></text:p>
      <text:p text:style-name="P4"><text:span text:style-name="Source_20_Text">}, []);</text:span></text:p>
      <text:list text:style-name="L5">
        <text:list-item>
          <text:p text:style-name="P11"><text:span text:style-name="Source_20_Text">useEffect</text:span> z pustą tablicą zależności <text:span text:style-name="Source_20_Text">[]</text:span> oznacza, że wykona się tylko raz po zamontowaniu komponentu.</text:p>
        </text:list-item>
        <text:list-item>
          <text:p text:style-name="P11">Pobiera dane z pliku <text:span text:style-name="Strong_20_Emphasis">items.json</text:span> (musisz mieć ten plik w folderze z aplikacją).</text:p>
        </text:list-item>
        <text:list-item>
          <text:p text:style-name="P11">Parsuje JSON i ustawia dane jako stan <text:span text:style-name="Source_20_Text">items</text:span>.</text:p>
        </text:list-item>
        <text:list-item>
          <text:p text:style-name="P11">W przypadku błędu wypisuje go w konsoli.</text:p>
        </text:list-item>
      </text:list>
      <text:p text:style-name="Horizontal_20_Line"/>
      <text:h text:style-name="Heading_20_3" text:outline-level="3"><text:soft-page-break/>c) Funkcje do zarządzania stanem:</text:h>
      <text:h text:style-name="Heading_20_4" text:outline-level="4">Dodawanie nowej książki</text:h>
      <text:p text:style-name="Preformatted_20_Text">jsx</text:p>
      <text:p text:style-name="Preformatted_20_Text">KopiujEdytuj</text:p>
      <text:p text:style-name="P1"><text:span text:style-name="Source_20_Text">const handleAddItem = () =&gt; {</text:span></text:p>
      <text:p text:style-name="P3"><text:span text:style-name="Source_20_Text"><text:s text:c="2"/>const id = Date.now(); // unikalne ID na bazie aktualnego czasu</text:span></text:p>
      <text:p text:style-name="P3"><text:span text:style-name="Source_20_Text"><text:s text:c="2"/>setItems([...items, { ...newItem, id }]); // dodajemy nową książkę do listy</text:span></text:p>
      <text:p text:style-name="P3"><text:span text:style-name="Source_20_Text"><text:s text:c="2"/>setNewItem({ name: "", description: "", image: "", rating: 1 }); // czyścimy formularz</text:span></text:p>
      <text:p text:style-name="P4"><text:span text:style-name="Source_20_Text">};</text:span></text:p>
      <text:list text:style-name="L6">
        <text:list-item>
          <text:p text:style-name="P12">Generuje unikalne id.</text:p>
        </text:list-item>
        <text:list-item>
          <text:p text:style-name="P12">Dodaje nowy element do tablicy <text:span text:style-name="Source_20_Text">items</text:span> (zachowując poprzednie).</text:p>
        </text:list-item>
        <text:list-item>
          <text:p text:style-name="P12">Resetuje <text:span text:style-name="Source_20_Text">newItem</text:span>, aby formularz był pusty.</text:p>
        </text:list-item>
      </text:list>
      <text:p text:style-name="Horizontal_20_Line"/>
      <text:h text:style-name="Heading_20_4" text:outline-level="4">Usuwanie książki</text:h>
      <text:p text:style-name="Preformatted_20_Text">jsx</text:p>
      <text:p text:style-name="Preformatted_20_Text">KopiujEdytuj</text:p>
      <text:p text:style-name="P1"><text:span text:style-name="Source_20_Text">const handleDelete = (id) =&gt; {</text:span></text:p>
      <text:p text:style-name="P3"><text:span text:style-name="Source_20_Text"><text:s text:c="2"/>setItems(items.filter(item =&gt; item.id !== id));</text:span></text:p>
      <text:p text:style-name="P4"><text:span text:style-name="Source_20_Text">};</text:span></text:p>
      <text:list text:style-name="L7">
        <text:list-item>
          <text:p text:style-name="P13">Usuwa książkę o podanym <text:span text:style-name="Source_20_Text">id</text:span> filtrując listę.</text:p>
        </text:list-item>
      </text:list>
      <text:p text:style-name="Horizontal_20_Line"/>
      <text:h text:style-name="Heading_20_4" text:outline-level="4">Zmiana oceny książki</text:h>
      <text:p text:style-name="Preformatted_20_Text">jsx</text:p>
      <text:p text:style-name="Preformatted_20_Text">KopiujEdytuj</text:p>
      <text:p text:style-name="P1"><text:span text:style-name="Source_20_Text">const handleRatingChange = (id, rating) =&gt; {</text:span></text:p>
      <text:p text:style-name="P3"><text:span text:style-name="Source_20_Text"><text:s text:c="2"/>setItems(items.map(item =&gt; item.id === id ? { ...item, rating: parseInt(rating) } : item));</text:span></text:p>
      <text:p text:style-name="P4"><text:span text:style-name="Source_20_Text">};</text:span></text:p>
      <text:list text:style-name="L8">
        <text:list-item>
          <text:p text:style-name="P14">Modyfikuje ocenę książki o podanym <text:span text:style-name="Source_20_Text">id</text:span> na nową wartość.</text:p>
        </text:list-item>
      </text:list>
      <text:p text:style-name="Horizontal_20_Line"/>
      <text:h text:style-name="Heading_20_3" text:outline-level="3">d) Filtrowanie i sortowanie elementów</text:h>
      <text:p text:style-name="Preformatted_20_Text">jsx</text:p>
      <text:p text:style-name="Preformatted_20_Text">KopiujEdytuj</text:p>
      <text:p text:style-name="P1"><text:span text:style-name="Source_20_Text">const filteredItems = items</text:span></text:p>
      <text:p text:style-name="P3"><text:span text:style-name="Source_20_Text"><text:s text:c="2"/>.filter(item =&gt; item.name.toLowerCase().includes(search.toLowerCase()) || item.description.toLowerCase().includes(search.toLowerCase()))</text:span></text:p>
      <text:p text:style-name="P3"><text:span text:style-name="Source_20_Text"><text:s text:c="2"/>.sort((a, b) =&gt; {</text:span></text:p>
      <text:p text:style-name="P3"><text:span text:style-name="Source_20_Text"><text:s text:c="4"/>if (sortKey === "name") return a.name.localeCompare(b.name);</text:span></text:p>
      <text:p text:style-name="P3"><text:span text:style-name="Source_20_Text"><text:s text:c="4"/>if (sortKey === "rating") return b.rating - a.rating;</text:span></text:p>
      <text:p text:style-name="P3"><text:span text:style-name="Source_20_Text"><text:s text:c="4"/>return 0;</text:span></text:p>
      <text:p text:style-name="P4"><text:span text:style-name="Source_20_Text"><text:s text:c="2"/>});</text:span></text:p>
      <text:list text:style-name="L9">
        <text:list-item>
          <text:p text:style-name="P15">Filtrowanie po <text:span text:style-name="Source_20_Text">search</text:span>: wyświetla tylko te książki, które w nazwie lub opisie zawierają wpisany tekst (case insensitive).</text:p>
        </text:list-item>
        <text:list-item>
          <text:p text:style-name="P15"><text:soft-page-break/>Sortowanie według:</text:p>
          <text:list>
            <text:list-item>
              <text:p text:style-name="P15">nazwy (alfabetycznie)</text:p>
            </text:list-item>
            <text:list-item>
              <text:p text:style-name="P15">lub oceny (malejąco).</text:p>
            </text:list-item>
          </text:list>
        </text:list-item>
      </text:list>
      <text:p text:style-name="Horizontal_20_Line"/>
      <text:h text:style-name="Heading_20_3" text:outline-level="3">e) JSX zwracany przez komponent (UI)</text:h>
      <text:p text:style-name="Preformatted_20_Text">jsx</text:p>
      <text:p text:style-name="Preformatted_20_Text">KopiujEdytuj</text:p>
      <text:p text:style-name="P1"><text:span text:style-name="Source_20_Text">return (</text:span></text:p>
      <text:p text:style-name="P3"><text:span text:style-name="Source_20_Text"><text:s text:c="2"/>&lt;div&gt;</text:span></text:p>
      <text:p text:style-name="P3"><text:span text:style-name="Source_20_Text"><text:s text:c="4"/>{/* Sekcja wyszukiwania i sortowania */}</text:span></text:p>
      <text:p text:style-name="P3"><text:span text:style-name="Source_20_Text"><text:s text:c="4"/>&lt;div&gt;</text:span></text:p>
      <text:p text:style-name="P3"><text:span text:style-name="Source_20_Text"><text:s text:c="6"/>&lt;input</text:span></text:p>
      <text:p text:style-name="P3"><text:span text:style-name="Source_20_Text"><text:s text:c="8"/>type="text"</text:span></text:p>
      <text:p text:style-name="P3"><text:span text:style-name="Source_20_Text"><text:s text:c="8"/>placeholder="Search..."</text:span></text:p>
      <text:p text:style-name="P3"><text:span text:style-name="Source_20_Text"><text:s text:c="8"/>value={search}</text:span></text:p>
      <text:p text:style-name="P3"><text:span text:style-name="Source_20_Text"><text:s text:c="8"/>onChange={(e) =&gt; setSearch(e.target.value)}</text:span></text:p>
      <text:p text:style-name="P3"><text:span text:style-name="Source_20_Text"><text:s text:c="6"/>/&gt;</text:span></text:p>
      <text:p text:style-name="P3"><text:span text:style-name="Source_20_Text"><text:s text:c="6"/>&lt;select onChange={(e) =&gt; setSortKey(e.target.value)} value={sortKey}&gt;</text:span></text:p>
      <text:p text:style-name="P3"><text:span text:style-name="Source_20_Text"><text:s text:c="8"/>&lt;option value="name"&gt;Sort by Name&lt;/option&gt;</text:span></text:p>
      <text:p text:style-name="P3"><text:span text:style-name="Source_20_Text"><text:s text:c="8"/>&lt;option value="rating"&gt;Sort by Rating&lt;/option&gt;</text:span></text:p>
      <text:p text:style-name="P3"><text:span text:style-name="Source_20_Text"><text:s text:c="6"/>&lt;/select&gt;</text:span></text:p>
      <text:p text:style-name="P3"><text:span text:style-name="Source_20_Text"><text:s text:c="4"/>&lt;/div&gt;</text:span></text:p>
      <text:p text:style-name="P3"/>
      <text:p text:style-name="P3"><text:span text:style-name="Source_20_Text"><text:s text:c="4"/>{/* Formularz dodawania nowej książki */}</text:span></text:p>
      <text:p text:style-name="P3"><text:span text:style-name="Source_20_Text"><text:s text:c="4"/>&lt;div className="add-item-form"&gt;</text:span></text:p>
      <text:p text:style-name="P3"><text:span text:style-name="Source_20_Text"><text:s text:c="6"/>&lt;h3&gt;Add New Item&lt;/h3&gt;</text:span></text:p>
      <text:p text:style-name="P3"><text:span text:style-name="Source_20_Text"><text:s text:c="6"/>&lt;input</text:span></text:p>
      <text:p text:style-name="P3"><text:span text:style-name="Source_20_Text"><text:s text:c="8"/>type="text"</text:span></text:p>
      <text:p text:style-name="P3"><text:span text:style-name="Source_20_Text"><text:s text:c="8"/>placeholder="Name"</text:span></text:p>
      <text:p text:style-name="P3"><text:span text:style-name="Source_20_Text"><text:s text:c="8"/>value={newItem.name}</text:span></text:p>
      <text:p text:style-name="P3"><text:span text:style-name="Source_20_Text"><text:s text:c="8"/>onChange={(e) =&gt; setNewItem({ ...newItem, name: e.target.value })}</text:span></text:p>
      <text:p text:style-name="P3"><text:span text:style-name="Source_20_Text"><text:s text:c="6"/>/&gt;</text:span></text:p>
      <text:p text:style-name="P3"><text:span text:style-name="Source_20_Text"><text:s text:c="6"/>&lt;textarea</text:span></text:p>
      <text:p text:style-name="P3"><text:span text:style-name="Source_20_Text"><text:s text:c="8"/>placeholder="Description"</text:span></text:p>
      <text:p text:style-name="P3"><text:span text:style-name="Source_20_Text"><text:s text:c="8"/>value={newItem.description}</text:span></text:p>
      <text:p text:style-name="P3"><text:span text:style-name="Source_20_Text"><text:s text:c="8"/>onChange={(e) =&gt; setNewItem({ ...newItem, description: e.target.value })}</text:span></text:p>
      <text:p text:style-name="P3"><text:span text:style-name="Source_20_Text"><text:s text:c="6"/>/&gt;</text:span></text:p>
      <text:p text:style-name="P3"><text:span text:style-name="Source_20_Text"><text:s text:c="6"/>&lt;input</text:span></text:p>
      <text:p text:style-name="P3"><text:span text:style-name="Source_20_Text"><text:s text:c="8"/>type="text"</text:span></text:p>
      <text:p text:style-name="P3"><text:span text:style-name="Source_20_Text"><text:s text:c="8"/>placeholder="Image URL"</text:span></text:p>
      <text:p text:style-name="P3"><text:span text:style-name="Source_20_Text"><text:s text:c="8"/>value={newItem.image}</text:span></text:p>
      <text:p text:style-name="P3"><text:span text:style-name="Source_20_Text"><text:s text:c="8"/>onChange={(e) =&gt; setNewItem({ ...newItem, image: e.target.value })}</text:span></text:p>
      <text:p text:style-name="P3"><text:span text:style-name="Source_20_Text"><text:s text:c="6"/>/&gt;</text:span></text:p>
      <text:p text:style-name="P3"><text:span text:style-name="Source_20_Text"><text:s text:c="6"/>&lt;select</text:span></text:p>
      <text:p text:style-name="P3"><text:span text:style-name="Source_20_Text"><text:s text:c="8"/>value={newItem.rating}</text:span></text:p>
      <text:p text:style-name="P3"><text:span text:style-name="Source_20_Text"><text:s text:c="8"/>onChange={(e) =&gt; setNewItem({ ...newItem, rating: e.target.value })}</text:span></text:p>
      <text:p text:style-name="P3"><text:span text:style-name="Source_20_Text"><text:s text:c="6"/>&gt;</text:span></text:p>
      <text:p text:style-name="P3"><text:span text:style-name="Source_20_Text"><text:s text:c="8"/>{[1, 2, 3, 4, 5].map(n =&gt; &lt;option key={n} value={n}&gt;{n} Star{n &gt; 1 &amp;&amp; 's'}&lt;/option&gt;)}</text:span></text:p>
      <text:p text:style-name="P3"><text:span text:style-name="Source_20_Text"><text:s text:c="6"/>&lt;/select&gt;</text:span></text:p>
      <text:p text:style-name="P3"><text:span text:style-name="Source_20_Text"><text:s text:c="6"/>&lt;button onClick={handleAddItem}&gt;Add Item&lt;/button&gt;</text:span></text:p>
      <text:p text:style-name="P3"><text:span text:style-name="Source_20_Text"><text:s text:c="4"/>&lt;/div&gt;</text:span></text:p>
      <text:p text:style-name="P3"/>
      <text:p text:style-name="P3"><text:span text:style-name="Source_20_Text"><text:s text:c="4"/>{/* Lista książek */}</text:span></text:p>
      <text:p text:style-name="P3"><text:span text:style-name="Source_20_Text"><text:s text:c="4"/>&lt;div className="item-list"&gt;</text:span></text:p>
      <text:p text:style-name="P3"><text:span text:style-name="Source_20_Text"><text:s text:c="6"/>{filteredItems.map(item =&gt; (</text:span></text:p>
      <text:p text:style-name="P3"><text:span text:style-name="Source_20_Text"><text:s text:c="8"/>&lt;div className="item-card" key={item.id}&gt;</text:span></text:p>
      <text:p text:style-name="P3"><text:soft-page-break/><text:span text:style-name="Source_20_Text"><text:s text:c="10"/>&lt;img src={item.image} alt={item.name} /&gt;</text:span></text:p>
      <text:p text:style-name="P3"><text:span text:style-name="Source_20_Text"><text:s text:c="10"/>&lt;h4&gt;{item.name}&lt;/h4&gt;</text:span></text:p>
      <text:p text:style-name="P3"><text:span text:style-name="Source_20_Text"><text:s text:c="10"/>&lt;p&gt;{item.description}&lt;/p&gt;</text:span></text:p>
      <text:p text:style-name="P3"><text:span text:style-name="Source_20_Text"><text:s text:c="10"/>&lt;select</text:span></text:p>
      <text:p text:style-name="P3"><text:span text:style-name="Source_20_Text"><text:s text:c="12"/>value={item.rating}</text:span></text:p>
      <text:p text:style-name="P3"><text:span text:style-name="Source_20_Text"><text:s text:c="12"/>onChange={(e) =&gt; handleRatingChange(item.id, e.target.value)}</text:span></text:p>
      <text:p text:style-name="P3"><text:span text:style-name="Source_20_Text"><text:s text:c="10"/>&gt;</text:span></text:p>
      <text:p text:style-name="P3"><text:span text:style-name="Source_20_Text"><text:s text:c="12"/>{[1, 2, 3, 4, 5].map(n =&gt; (</text:span></text:p>
      <text:p text:style-name="P3"><text:span text:style-name="Source_20_Text"><text:s text:c="14"/>&lt;option key={n} value={n}&gt;{n} Star{n &gt; 1 &amp;&amp; 's'}&lt;/option&gt;</text:span></text:p>
      <text:p text:style-name="P3"><text:span text:style-name="Source_20_Text"><text:s text:c="12"/>))}</text:span></text:p>
      <text:p text:style-name="P3"><text:span text:style-name="Source_20_Text"><text:s text:c="10"/>&lt;/select&gt;</text:span></text:p>
      <text:p text:style-name="P3"><text:span text:style-name="Source_20_Text"><text:s text:c="10"/>&lt;button onClick={() =&gt; handleDelete(item.id)}&gt;Delete&lt;/button&gt;</text:span></text:p>
      <text:p text:style-name="P3"><text:span text:style-name="Source_20_Text"><text:s text:c="8"/>&lt;/div&gt;</text:span></text:p>
      <text:p text:style-name="P3"><text:span text:style-name="Source_20_Text"><text:s text:c="6"/>))}</text:span></text:p>
      <text:p text:style-name="P3"><text:span text:style-name="Source_20_Text"><text:s text:c="4"/>&lt;/div&gt;</text:span></text:p>
      <text:p text:style-name="P3"><text:span text:style-name="Source_20_Text"><text:s text:c="2"/>&lt;/div&gt;</text:span></text:p>
      <text:p text:style-name="P4"><text:span text:style-name="Source_20_Text">);</text:span></text:p>
      <text:p text:style-name="Horizontal_20_Line"/>
      <text:h text:style-name="Heading_20_2" text:outline-level="2">Wyjaśnienie poszczególnych części UI:</text:h>
      <text:list text:style-name="L10">
        <text:list-item>
          <text:p text:style-name="P16"><text:span text:style-name="Strong_20_Emphasis">Wyszukiwarka:</text:span> <text:span text:style-name="Source_20_Text">&lt;input&gt;</text:span> pozwala wpisać tekst i aktualizuje <text:span text:style-name="Source_20_Text">search</text:span>.</text:p>
        </text:list-item>
        <text:list-item>
          <text:p text:style-name="P16"><text:span text:style-name="Strong_20_Emphasis">Sortowanie:</text:span> <text:span text:style-name="Source_20_Text">&lt;select&gt;</text:span> pozwala wybrać według czego sortujemy (nazwa lub ocena).</text:p>
        </text:list-item>
        <text:list-item>
          <text:p text:style-name="P16"><text:span text:style-name="Strong_20_Emphasis">Formularz dodawania:</text:span></text:p>
          <text:list>
            <text:list-item>
              <text:p text:style-name="P16">Input na nazwę książki</text:p>
            </text:list-item>
            <text:list-item>
              <text:p text:style-name="P16">Textarea na opis</text:p>
            </text:list-item>
            <text:list-item>
              <text:p text:style-name="P16">Input na URL obrazka</text:p>
            </text:list-item>
            <text:list-item>
              <text:p text:style-name="P16">Select na ocenę (1-5)</text:p>
            </text:list-item>
            <text:list-item>
              <text:p text:style-name="P16">Przycisk, który wywołuje <text:span text:style-name="Source_20_Text">handleAddItem</text:span>.</text:p>
            </text:list-item>
          </text:list>
        </text:list-item>
        <text:list-item>
          <text:p text:style-name="P16"><text:span text:style-name="Strong_20_Emphasis">Lista książek:</text:span></text:p>
          <text:list>
            <text:list-item>
              <text:p text:style-name="P16">Dla każdego elementu z <text:span text:style-name="Source_20_Text">filteredItems</text:span> tworzy kartę.</text:p>
            </text:list-item>
            <text:list-item>
              <text:p text:style-name="P16">Pokazuje obraz, nazwę, opis.</text:p>
            </text:list-item>
            <text:list-item>
              <text:p text:style-name="P16">Można zmienić ocenę w select.</text:p>
            </text:list-item>
            <text:list-item>
              <text:p text:style-name="P16">Można usunąć książkę przyciskiem.</text:p>
            </text:list-item>
          </text:list>
        </text:list-item>
      </text:list>
      <text:p text:style-name="Horizontal_20_Line"/>
      <text:h text:style-name="Heading_20_2" text:outline-level="2">Podsumowanie</text:h>
      <text:list text:style-name="L11">
        <text:list-item>
          <text:p text:style-name="P17">To jest aplikacja React do wyświetlania listy książek z możliwością:</text:p>
          <text:list>
            <text:list-item>
              <text:p text:style-name="P17">Pobierania danych z pliku JSON.</text:p>
            </text:list-item>
            <text:list-item>
              <text:p text:style-name="P17">Wyszukiwania książek po nazwie/opisie.</text:p>
            </text:list-item>
            <text:list-item>
              <text:p text:style-name="P17">Sortowania po nazwie lub ocenie.</text:p>
            </text:list-item>
            <text:list-item>
              <text:p text:style-name="P17"><text:soft-page-break/>Dodawania nowych książek z formularza.</text:p>
            </text:list-item>
            <text:list-item>
              <text:p text:style-name="P17">Usuwania książek.</text:p>
            </text:list-item>
            <text:list-item>
              <text:p text:style-name="P17">Zmiany oceny książki.</text:p>
            </text:list-item>
          </text:list>
        </text:list-item>
        <text:list-item>
          <text:p text:style-name="P17">Kod jest napisany w JSX, w przeglądarce jest konwertowany przez Babel.</text:p>
        </text:list-item>
        <text:list-item>
          <text:p text:style-name="P17">Stan aplikacji zarządzany jest przy pomocy hooków <text:span text:style-name="Source_20_Text">useState</text:span> i <text:span text:style-name="Source_20_Text">useEffect</text:span>.</text:p>
        </text:list-item>
      </text:list>
      <text:p text:style-name="P6"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Historyjka:<text:line-break/></text:span>1. Sekcja HTML i nagłówka (head)</text:p>
      <text:p text:style-name="Preformatted_20_Text">html</text:p>
      <text:p text:style-name="Preformatted_20_Text">KopiujEdytuj</text:p>
      <text:p text:style-name="P1"><text:span text:style-name="Source_20_Text">&lt;!DOCTYPE html&gt;</text:span></text:p>
      <text:p text:style-name="P3"><text:span text:style-name="Source_20_Text">&lt;html lang="en"&gt;</text:span></text:p>
      <text:p text:style-name="P3"><text:span text:style-name="Source_20_Text">&lt;head&gt;</text:span></text:p>
      <text:p text:style-name="P3"><text:span text:style-name="Source_20_Text"><text:s text:c="2"/>&lt;meta charset="UTF-8"&gt;</text:span></text:p>
      <text:p text:style-name="P3"><text:span text:style-name="Source_20_Text"><text:s text:c="2"/>&lt;meta name="viewport" content="width=device-width, initial-scale=1.0"&gt;</text:span></text:p>
      <text:p text:style-name="P3"><text:span text:style-name="Source_20_Text"><text:s text:c="2"/>&lt;link href="style.css" rel="stylesheet"&gt;</text:span></text:p>
      <text:p text:style-name="P3"><text:span text:style-name="Source_20_Text"><text:s text:c="2"/>&lt;title&gt;Cult&lt;/title&gt;</text:span></text:p>
      <text:p text:style-name="P3"/>
      <text:p text:style-name="P3"><text:span text:style-name="Source_20_Text"><text:s text:c="2"/>&lt;script src="https://unpkg.com/react@18/umd/react.production.min.js"&gt;&lt;/script&gt;</text:span></text:p>
      <text:p text:style-name="P3"><text:span text:style-name="Source_20_Text"><text:s text:c="2"/>&lt;script src="https://unpkg.com/react-dom@18/umd/react-dom.production.min.js"&gt;&lt;/script&gt;</text:span></text:p>
      <text:p text:style-name="P3"><text:span text:style-name="Source_20_Text"><text:s text:c="2"/>&lt;script src="https://unpkg.com/@babel/standalone"&gt;&lt;/script&gt;</text:span></text:p>
      <text:p text:style-name="P4"><text:span text:style-name="Source_20_Text">&lt;/head&gt;</text:span></text:p>
      <text:list text:style-name="L12">
        <text:list-item>
          <text:p text:style-name="P18"><text:span text:style-name="Source_20_Text">&lt;!DOCTYPE html&gt;</text:span> — standardowa deklaracja mówiąca, że to dokument HTML5.</text:p>
        </text:list-item>
        <text:list-item>
          <text:p text:style-name="P18"><text:span text:style-name="Source_20_Text">&lt;html lang="en"&gt;</text:span> — element HTML z atrybutem języka.</text:p>
        </text:list-item>
        <text:list-item>
          <text:p text:style-name="P18"><text:span text:style-name="Source_20_Text">&lt;meta charset="UTF-8"&gt;</text:span> — ustawienie kodowania znaków.</text:p>
        </text:list-item>
        <text:list-item>
          <text:p text:style-name="P18"><text:span text:style-name="Source_20_Text">&lt;meta name="viewport"...&gt;</text:span> — ustawienie responsywności na urządzeniach mobilnych.</text:p>
        </text:list-item>
        <text:list-item>
          <text:p text:style-name="P18"><text:span text:style-name="Source_20_Text">&lt;link href="style.css" rel="stylesheet"&gt;</text:span> — podłączenie zewnętrznego pliku CSS (stylów).</text:p>
        </text:list-item>
        <text:list-item>
          <text:p text:style-name="P18"><text:span text:style-name="Source_20_Text">&lt;title&gt;Cult&lt;/title&gt;</text:span> — tytuł strony wyświetlany w karcie przeglądarki.</text:p>
        </text:list-item>
        <text:list-item>
          <text:p text:style-name="P18">Następnie trzy skrypty:</text:p>
          <text:list>
            <text:list-item>
              <text:p text:style-name="P18">React 18 w wersji produkcyjnej</text:p>
            </text:list-item>
            <text:list-item>
              <text:p text:style-name="P18">ReactDOM 18 — do renderowania Reacta w DOM</text:p>
            </text:list-item>
            <text:list-item>
              <text:p text:style-name="P18">Babel standalone — pozwala pisać JSX bez konieczności budowania projektu (kompiluje JSX w przeglądarce)</text:p>
            </text:list-item>
          </text:list>
        </text:list-item>
      </text:list>
      <text:p text:style-name="Horizontal_20_Line"/>
      <text:h text:style-name="Heading_20_2" text:outline-level="2">2. Sekcja body</text:h>
      <text:p text:style-name="Preformatted_20_Text">html</text:p>
      <text:p text:style-name="Preformatted_20_Text">KopiujEdytuj</text:p>
      <text:p text:style-name="P1"><text:span text:style-name="Source_20_Text">&lt;body class="bg-gray-900 text-white"&gt;</text:span></text:p>
      <text:p text:style-name="P4"><text:span text:style-name="Source_20_Text"><text:s text:c="2"/>&lt;div id="root"&gt;&lt;/div&gt;</text:span></text:p>
      <text:list text:style-name="L13">
        <text:list-item>
          <text:p text:style-name="P19"><text:span text:style-name="Source_20_Text">&lt;body&gt;</text:span> ma klasy <text:span text:style-name="Source_20_Text">bg-gray-900</text:span> i <text:span text:style-name="Source_20_Text">text-white</text:span> — to zapewne klasy z Tailwind CSS, czyli ciemne tło i biały tekst.</text:p>
        </text:list-item>
        <text:list-item>
          <text:p text:style-name="P19"><text:span text:style-name="Source_20_Text">&lt;div id="root"&gt;&lt;/div&gt;</text:span> — tutaj React wyrenderuje całą aplikację.</text:p>
        </text:list-item>
      </text:list>
      <text:p text:style-name="Horizontal_20_Line"/>
      <text:h text:style-name="Heading_20_2" text:outline-level="2"><text:soft-page-break/>3. Skrypt React w JSX (typ <text:span text:style-name="Source_20_Text">text/babel</text:span>)</text:h>
      <text:p text:style-name="Preformatted_20_Text">jsx</text:p>
      <text:p text:style-name="Preformatted_20_Text">KopiujEdytuj</text:p>
      <text:p text:style-name="P1"><text:span text:style-name="Source_20_Text">&lt;script type="text/babel"&gt;</text:span></text:p>
      <text:p text:style-name="P4"><text:span text:style-name="Source_20_Text"><text:s text:c="2"/>const { useState, useEffect } = React;</text:span></text:p>
      <text:list text:style-name="L14">
        <text:list-item>
          <text:p text:style-name="P20">Destrukturyzacja hooków Reactowych — <text:span text:style-name="Source_20_Text">useState</text:span> i <text:span text:style-name="Source_20_Text">useEffect</text:span> są później wykorzystywane.</text:p>
        </text:list-item>
      </text:list>
      <text:p text:style-name="Horizontal_20_Line"/>
      <text:h text:style-name="Heading_20_2" text:outline-level="2">4. Komponent <text:span text:style-name="Source_20_Text">Cult</text:span></text:h>
      <text:p text:style-name="Preformatted_20_Text">jsx</text:p>
      <text:p text:style-name="Preformatted_20_Text">KopiujEdytuj</text:p>
      <text:p text:style-name="P1"><text:span text:style-name="Source_20_Text">const Cult = () =&gt; {</text:span></text:p>
      <text:p text:style-name="P3"><text:span text:style-name="Source_20_Text"><text:s text:c="2"/>const [story, setStory] = useState(null);</text:span></text:p>
      <text:p text:style-name="P3"><text:span text:style-name="Source_20_Text"><text:s text:c="2"/>const [sceneKey, setSceneKey] = useState(null);</text:span></text:p>
      <text:p text:style-name="P3"><text:span text:style-name="Source_20_Text"><text:s text:c="2"/>const [stats, setStats] = useState({ strength: 0, agility: 0 });</text:span></text:p>
      <text:p text:style-name="P4"><text:span text:style-name="Source_20_Text"><text:s text:c="2"/>const [result, setResult] = useState(null);</text:span></text:p>
      <text:list text:style-name="L15">
        <text:list-item>
          <text:p text:style-name="P21"><text:span text:style-name="Source_20_Text">story</text:span> — przechowuje całą historię z pliku <text:span text:style-name="Source_20_Text">story.json</text:span>.</text:p>
        </text:list-item>
        <text:list-item>
          <text:p text:style-name="P21"><text:span text:style-name="Source_20_Text">sceneKey</text:span> — klucz aktualnej sceny w historii.</text:p>
        </text:list-item>
        <text:list-item>
          <text:p text:style-name="P21"><text:span text:style-name="Source_20_Text">stats</text:span> — stan postaci (siła i zręczność).</text:p>
        </text:list-item>
        <text:list-item>
          <text:p text:style-name="P21"><text:span text:style-name="Source_20_Text">result</text:span> — wynik walki (success/failure).</text:p>
        </text:list-item>
      </text:list>
      <text:p text:style-name="Horizontal_20_Line"/>
      <text:h text:style-name="Heading_20_2" text:outline-level="2">5. Ładowanie historii z pliku JSON</text:h>
      <text:p text:style-name="Preformatted_20_Text">jsx</text:p>
      <text:p text:style-name="Preformatted_20_Text">KopiujEdytuj</text:p>
      <text:p text:style-name="P1"><text:span text:style-name="Source_20_Text">useEffect(() =&gt; {</text:span></text:p>
      <text:p text:style-name="P3"><text:span text:style-name="Source_20_Text"><text:s text:c="2"/>fetch("story.json")</text:span></text:p>
      <text:p text:style-name="P3"><text:span text:style-name="Source_20_Text"><text:s text:c="4"/>.then((res) =&gt; res.json())</text:span></text:p>
      <text:p text:style-name="P3"><text:span text:style-name="Source_20_Text"><text:s text:c="4"/>.then((data) =&gt; {</text:span></text:p>
      <text:p text:style-name="P3"><text:span text:style-name="Source_20_Text"><text:s text:c="6"/>setStory(data);</text:span></text:p>
      <text:p text:style-name="P3"><text:span text:style-name="Source_20_Text"><text:s text:c="6"/>setSceneKey(data.start);</text:span></text:p>
      <text:p text:style-name="P3"><text:span text:style-name="Source_20_Text"><text:s text:c="4"/>})</text:span></text:p>
      <text:p text:style-name="P3"><text:span text:style-name="Source_20_Text"><text:s text:c="4"/>.catch((err) =&gt; console.error("Error loading story:", err));</text:span></text:p>
      <text:p text:style-name="P4"><text:span text:style-name="Source_20_Text">}, []);</text:span></text:p>
      <text:list text:style-name="L16">
        <text:list-item>
          <text:p text:style-name="P22">Po pierwszym renderze (pusty array jako drugi argument <text:span text:style-name="Source_20_Text">useEffect</text:span>) pobieramy plik <text:span text:style-name="Source_20_Text">story.json</text:span>.</text:p>
        </text:list-item>
        <text:list-item>
          <text:p text:style-name="P22">Po poprawnym załadowaniu:</text:p>
          <text:list>
            <text:list-item>
              <text:p text:style-name="P22">ustawiamy <text:span text:style-name="Source_20_Text">story</text:span> na dane z JSON</text:p>
            </text:list-item>
            <text:list-item>
              <text:p text:style-name="P22">ustawiamy <text:span text:style-name="Source_20_Text">sceneKey</text:span> na <text:span text:style-name="Source_20_Text">data.start</text:span> — czyli na startową scenę (np. <text:span text:style-name="Source_20_Text">"intro"</text:span>).</text:p>
            </text:list-item>
          </text:list>
        </text:list-item>
        <text:list-item>
          <text:p text:style-name="P22">W przypadku błędu wyświetlamy go w konsoli.</text:p>
        </text:list-item>
      </text:list>
      <text:p text:style-name="Horizontal_20_Line"><text:soft-page-break/></text:p>
      <text:h text:style-name="Heading_20_2" text:outline-level="2">6. Sprawdzanie stanu i ładowanie sceny</text:h>
      <text:p text:style-name="Preformatted_20_Text">jsx</text:p>
      <text:p text:style-name="Preformatted_20_Text">KopiujEdytuj</text:p>
      <text:p text:style-name="P1"><text:span text:style-name="Source_20_Text">if (!story || !sceneKey || !story.scenes[sceneKey]) {</text:span></text:p>
      <text:p text:style-name="P3"><text:span text:style-name="Source_20_Text"><text:s text:c="2"/>return &lt;div&gt;Loading...&lt;/div&gt;;</text:span></text:p>
      <text:p text:style-name="P4"><text:span text:style-name="Source_20_Text">}</text:span></text:p>
      <text:list text:style-name="L17">
        <text:list-item>
          <text:p text:style-name="P23">Jeśli nie ma jeszcze danych historii, lub klucza sceny, lub scena nie istnieje — wyświetlamy "Loading...".</text:p>
        </text:list-item>
      </text:list>
      <text:p text:style-name="Horizontal_20_Line"/>
      <text:h text:style-name="Heading_20_2" text:outline-level="2">7. Pobieramy obiekt aktualnej sceny</text:h>
      <text:p text:style-name="Preformatted_20_Text">jsx</text:p>
      <text:p text:style-name="Preformatted_20_Text">KopiujEdytuj</text:p>
      <text:p text:style-name="P2"><text:span text:style-name="Source_20_Text">const scene = story.scenes[sceneKey];</text:span></text:p>
      <text:list text:style-name="L18">
        <text:list-item>
          <text:p text:style-name="P24">Z obiektu <text:span text:style-name="Source_20_Text">story.scenes</text:span> bierzemy obiekt aktualnej sceny.</text:p>
        </text:list-item>
      </text:list>
      <text:p text:style-name="Horizontal_20_Line"/>
      <text:h text:style-name="Heading_20_2" text:outline-level="2">8. Opcjonalna scena — losowy warunek</text:h>
      <text:p text:style-name="Preformatted_20_Text">jsx</text:p>
      <text:p text:style-name="Preformatted_20_Text">KopiujEdytuj</text:p>
      <text:p text:style-name="P1"><text:span text:style-name="Source_20_Text">if (scene.optional !== undefined) {</text:span></text:p>
      <text:p text:style-name="P3"><text:span text:style-name="Source_20_Text"><text:s text:c="2"/>if (Math.random() &gt; scene.optional) {</text:span></text:p>
      <text:p text:style-name="P3"><text:span text:style-name="Source_20_Text"><text:s text:c="4"/>setSceneKey(scene.next);</text:span></text:p>
      <text:p text:style-name="P3"><text:span text:style-name="Source_20_Text"><text:s text:c="4"/>return null;</text:span></text:p>
      <text:p text:style-name="P3"><text:span text:style-name="Source_20_Text"><text:s text:c="2"/>}</text:span></text:p>
      <text:p text:style-name="P4"><text:span text:style-name="Source_20_Text">}</text:span></text:p>
      <text:list text:style-name="L19">
        <text:list-item>
          <text:p text:style-name="P25">Jeśli scena ma właściwość <text:span text:style-name="Source_20_Text">optional</text:span> (liczbę od 0 do 1), to losujemy liczbę.</text:p>
        </text:list-item>
        <text:list-item>
          <text:p text:style-name="P25">Jeśli wylosowana jest większa niż <text:span text:style-name="Source_20_Text">optional</text:span>, to przechodzimy automatycznie do następnej sceny (klucz <text:span text:style-name="Source_20_Text">scene.next</text:span>).</text:p>
        </text:list-item>
        <text:list-item>
          <text:p text:style-name="P25"><text:span text:style-name="Source_20_Text">return null;</text:span> powoduje, że komponent nic nie renderuje w tym momencie.</text:p>
        </text:list-item>
      </text:list>
      <text:p text:style-name="Horizontal_20_Line"/>
      <text:h text:style-name="Heading_20_2" text:outline-level="2">9. Funkcja <text:span text:style-name="Source_20_Text">applyGains</text:span></text:h>
      <text:p text:style-name="Preformatted_20_Text">jsx</text:p>
      <text:p text:style-name="Preformatted_20_Text">KopiujEdytuj</text:p>
      <text:p text:style-name="P1"><text:span text:style-name="Source_20_Text">const applyGains = (gain = {}) =&gt; {</text:span></text:p>
      <text:p text:style-name="P3"><text:span text:style-name="Source_20_Text"><text:s text:c="2"/>setStats((prev) =&gt; ({</text:span></text:p>
      <text:p text:style-name="P3"><text:span text:style-name="Source_20_Text"><text:s text:c="4"/>strength: prev.strength + (gain.strength || 0),</text:span></text:p>
      <text:p text:style-name="P3"><text:span text:style-name="Source_20_Text"><text:s text:c="4"/>agility: prev.agility + (gain.agility || 0),</text:span></text:p>
      <text:p text:style-name="P3"><text:span text:style-name="Source_20_Text"><text:s text:c="2"/>}));</text:span></text:p>
      <text:p text:style-name="P4"><text:span text:style-name="Source_20_Text">};</text:span></text:p>
      <text:list text:style-name="L20">
        <text:list-item>
          <text:p text:style-name="P26"><text:soft-page-break/>Funkcja aktualizuje statystyki, dodając wartości podane w <text:span text:style-name="Source_20_Text">gain</text:span>.</text:p>
        </text:list-item>
        <text:list-item>
          <text:p text:style-name="P26">Jeżeli <text:span text:style-name="Source_20_Text">gain</text:span> nie zawiera np. <text:span text:style-name="Source_20_Text">strength</text:span>, to dodajemy 0.</text:p>
        </text:list-item>
      </text:list>
      <text:p text:style-name="Horizontal_20_Line"/>
      <text:h text:style-name="Heading_20_2" text:outline-level="2">10. Obsługa wyboru gracza</text:h>
      <text:p text:style-name="Preformatted_20_Text">jsx</text:p>
      <text:p text:style-name="Preformatted_20_Text">KopiujEdytuj</text:p>
      <text:p text:style-name="P1"><text:span text:style-name="Source_20_Text">const handleChoice = (nextKey, gain) =&gt; {</text:span></text:p>
      <text:p text:style-name="P3"><text:span text:style-name="Source_20_Text"><text:s text:c="2"/>if (gain) applyGains(gain);</text:span></text:p>
      <text:p text:style-name="P3"><text:span text:style-name="Source_20_Text"><text:s text:c="2"/>setSceneKey(nextKey);</text:span></text:p>
      <text:p text:style-name="P4"><text:span text:style-name="Source_20_Text">};</text:span></text:p>
      <text:list text:style-name="L21">
        <text:list-item>
          <text:p text:style-name="P27">Po wyborze (kliknięciu) użytkownika:</text:p>
          <text:list>
            <text:list-item>
              <text:p text:style-name="P27">Jeżeli są statystyki do dodania (<text:span text:style-name="Source_20_Text">gain</text:span>), to je zastosuj.</text:p>
            </text:list-item>
            <text:list-item>
              <text:p text:style-name="P27">Ustaw nową scenę na <text:span text:style-name="Source_20_Text">nextKey</text:span>.</text:p>
            </text:list-item>
          </text:list>
        </text:list-item>
      </text:list>
      <text:p text:style-name="Horizontal_20_Line"/>
      <text:h text:style-name="Heading_20_2" text:outline-level="2">11. Obsługa walki (battle)</text:h>
      <text:p text:style-name="Preformatted_20_Text">jsx</text:p>
      <text:p text:style-name="Preformatted_20_Text">KopiujEdytuj</text:p>
      <text:p text:style-name="P1"><text:span text:style-name="Source_20_Text">const handleBattle = () =&gt; {</text:span></text:p>
      <text:p text:style-name="P3"><text:span text:style-name="Source_20_Text"><text:s text:c="2"/>const totalPower = stats.strength + stats.agility;</text:span></text:p>
      <text:p text:style-name="P3"><text:span text:style-name="Source_20_Text"><text:s text:c="2"/>const successChance = totalPower &gt;= 4 ? 0.8 : 0.3;</text:span></text:p>
      <text:p text:style-name="P3"><text:span text:style-name="Source_20_Text"><text:s text:c="2"/>const outcome = Math.random() &lt; successChance;</text:span></text:p>
      <text:p text:style-name="P3"><text:span text:style-name="Source_20_Text"><text:s text:c="2"/>setResult(outcome ? "success" : "failure");</text:span></text:p>
      <text:p text:style-name="P4"><text:span text:style-name="Source_20_Text">};</text:span></text:p>
      <text:list text:style-name="L22">
        <text:list-item>
          <text:p text:style-name="P28">Obliczamy łączną siłę (<text:span text:style-name="Source_20_Text">strength + agility</text:span>).</text:p>
        </text:list-item>
        <text:list-item>
          <text:p text:style-name="P28">Jeżeli jest większa lub równa 4 — mamy 80% szans na sukces.</text:p>
        </text:list-item>
        <text:list-item>
          <text:p text:style-name="P28">Jeśli mniej — tylko 30%.</text:p>
        </text:list-item>
        <text:list-item>
          <text:p text:style-name="P28">Losujemy wynik, ustawiamy <text:span text:style-name="Source_20_Text">result</text:span> na <text:span text:style-name="Source_20_Text">"success"</text:span> albo <text:span text:style-name="Source_20_Text">"failure"</text:span>.</text:p>
        </text:list-item>
      </text:list>
      <text:p text:style-name="Horizontal_20_Line"/>
      <text:h text:style-name="Heading_20_2" text:outline-level="2">12. Wyświetlanie wyniku walki (jeśli jest)</text:h>
      <text:p text:style-name="Preformatted_20_Text">jsx</text:p>
      <text:p text:style-name="Preformatted_20_Text">KopiujEdytuj</text:p>
      <text:p text:style-name="P1"><text:span text:style-name="Source_20_Text">if (result) {</text:span></text:p>
      <text:p text:style-name="P3"><text:span text:style-name="Source_20_Text"><text:s text:c="2"/>return (</text:span></text:p>
      <text:p text:style-name="P3"><text:span text:style-name="Source_20_Text"><text:s text:c="4"/>&lt;div className="p-12 max-w-xl mx-auto"&gt;</text:span></text:p>
      <text:p text:style-name="P3"><text:span text:style-name="Source_20_Text"><text:s text:c="6"/>{result === "success" ? (</text:span></text:p>
      <text:p text:style-name="P3"><text:span text:style-name="Source_20_Text"><text:s text:c="8"/>&lt;p className="text-center"&gt;</text:span></text:p>
      <text:p text:style-name="P3"><text:span text:style-name="Source_20_Text"><text:s text:c="10"/>...duży tekst opisujący zwycięstwo...</text:span></text:p>
      <text:p text:style-name="P3"><text:span text:style-name="Source_20_Text"><text:s text:c="8"/>&lt;/p&gt;</text:span></text:p>
      <text:p text:style-name="P3"><text:span text:style-name="Source_20_Text"><text:s text:c="6"/>) : (</text:span></text:p>
      <text:p text:style-name="P3"><text:span text:style-name="Source_20_Text"><text:s text:c="8"/>&lt;p className="text-center center-box-single"&gt;</text:span></text:p>
      <text:p text:style-name="P3"><text:span text:style-name="Source_20_Text"><text:s text:c="10"/>...tekst przegranej...</text:span></text:p>
      <text:p text:style-name="P3"><text:span text:style-name="Source_20_Text"><text:s text:c="8"/>&lt;/p&gt;</text:span></text:p>
      <text:p text:style-name="P3"><text:soft-page-break/><text:span text:style-name="Source_20_Text"><text:s text:c="6"/>)}</text:span></text:p>
      <text:p text:style-name="P3"><text:span text:style-name="Source_20_Text"><text:s text:c="4"/>&lt;/div&gt;</text:span></text:p>
      <text:p text:style-name="P3"><text:span text:style-name="Source_20_Text"><text:s text:c="2"/>);</text:span></text:p>
      <text:p text:style-name="P4"><text:span text:style-name="Source_20_Text">}</text:span></text:p>
      <text:list text:style-name="L23">
        <text:list-item>
          <text:p text:style-name="P29">Jeśli <text:span text:style-name="Source_20_Text">result</text:span> jest ustawiony, wyświetlamy tekst opowiadający o sukcesie lub porażce w walce.</text:p>
        </text:list-item>
      </text:list>
      <text:p text:style-name="Horizontal_20_Line"/>
      <text:h text:style-name="Heading_20_2" text:outline-level="2">13. Renderowanie sceny</text:h>
      <text:p text:style-name="Preformatted_20_Text">jsx</text:p>
      <text:p text:style-name="Preformatted_20_Text">KopiujEdytuj</text:p>
      <text:p text:style-name="P1"><text:span text:style-name="Source_20_Text">return (</text:span></text:p>
      <text:p text:style-name="P3"><text:span text:style-name="Source_20_Text"><text:s text:c="2"/>&lt;div className="p-12 max-w-xl mx-auto bg-gray-900 text-white rounded-xl shadow-xl"&gt;</text:span></text:p>
      <text:p text:style-name="P4"><text:span text:style-name="Source_20_Text"><text:s text:c="4"/>&lt;p className="mb-12 text-center"&gt;{scene.text}&lt;/p&gt;</text:span></text:p>
      <text:list text:style-name="L24">
        <text:list-item>
          <text:p text:style-name="P30">Kontener ze stylem, w którym pokazujemy tekst sceny (<text:span text:style-name="Source_20_Text">scene.text</text:span>).</text:p>
        </text:list-item>
      </text:list>
      <text:p text:style-name="Horizontal_20_Line"/>
      <text:h text:style-name="Heading_20_2" text:outline-level="2">14. Renderowanie wyborów</text:h>
      <text:p text:style-name="Preformatted_20_Text">jsx</text:p>
      <text:p text:style-name="Preformatted_20_Text">KopiujEdytuj</text:p>
      <text:p text:style-name="P1"><text:span text:style-name="Source_20_Text">{scene.choices &amp;&amp; (</text:span></text:p>
      <text:p text:style-name="P3"><text:span text:style-name="Source_20_Text"><text:s text:c="2"/>&lt;div className="space-y-2 center-box"&gt;</text:span></text:p>
      <text:p text:style-name="P3"><text:span text:style-name="Source_20_Text"><text:s text:c="4"/>{scene.choices.map((choice, i) =&gt; (</text:span></text:p>
      <text:p text:style-name="P3"><text:span text:style-name="Source_20_Text"><text:s text:c="6"/>&lt;button</text:span></text:p>
      <text:p text:style-name="P3"><text:span text:style-name="Source_20_Text"><text:s text:c="8"/>key={i}</text:span></text:p>
      <text:p text:style-name="P3"><text:span text:style-name="Source_20_Text"><text:s text:c="8"/>className="p-2 bg-blue-600 rounded hover:bg-blue-500"</text:span></text:p>
      <text:p text:style-name="P3"><text:span text:style-name="Source_20_Text"><text:s text:c="8"/>onClick={() =&gt; handleChoice(choice.next, scene.gain)}</text:span></text:p>
      <text:p text:style-name="P3"><text:span text:style-name="Source_20_Text"><text:s text:c="6"/>&gt;</text:span></text:p>
      <text:p text:style-name="P3"><text:span text:style-name="Source_20_Text"><text:s text:c="8"/>{choice.text}</text:span></text:p>
      <text:p text:style-name="P3"><text:span text:style-name="Source_20_Text"><text:s text:c="6"/>&lt;/button&gt;</text:span></text:p>
      <text:p text:style-name="P3"><text:span text:style-name="Source_20_Text"><text:s text:c="4"/>))}</text:span></text:p>
      <text:p text:style-name="P3"><text:span text:style-name="Source_20_Text"><text:s text:c="2"/>&lt;/div&gt;</text:span></text:p>
      <text:p text:style-name="P4"><text:span text:style-name="Source_20_Text">)}</text:span></text:p>
      <text:list text:style-name="L25">
        <text:list-item>
          <text:p text:style-name="P31">Jeśli scena ma wybory (<text:span text:style-name="Source_20_Text">choices</text:span>), wyświetlamy je jako przyciski.</text:p>
        </text:list-item>
        <text:list-item>
          <text:p text:style-name="P31">Każdy przycisk po kliknięciu wywołuje <text:span text:style-name="Source_20_Text">handleChoice</text:span> z kluczem następnej sceny i zyskiem <text:span text:style-name="Source_20_Text">scene.gain</text:span> (czyli dodaniem statystyk).</text:p>
        </text:list-item>
      </text:list>
      <text:p text:style-name="Horizontal_20_Line"/>
      <text:h text:style-name="Heading_20_2" text:outline-level="2">15. Renderowanie przycisku "Continue"</text:h>
      <text:p text:style-name="Preformatted_20_Text">jsx</text:p>
      <text:p text:style-name="Preformatted_20_Text">KopiujEdytuj</text:p>
      <text:p text:style-name="P1"><text:span text:style-name="Source_20_Text">{scene.next &amp;&amp; !scene.choices &amp;&amp; (</text:span></text:p>
      <text:p text:style-name="P3"><text:span text:style-name="Source_20_Text"><text:s text:c="2"/>&lt;div className="space-y-2 center-box"&gt;</text:span></text:p>
      <text:p text:style-name="P3"><text:span text:style-name="Source_20_Text"><text:s text:c="4"/>&lt;button</text:span></text:p>
      <text:p text:style-name="P3"><text:span text:style-name="Source_20_Text"><text:s text:c="6"/>className="mt-12 p-2 bg-green-600 rounded hover:bg-green-500"</text:span></text:p>
      <text:p text:style-name="P3"><text:span text:style-name="Source_20_Text"><text:s text:c="6"/>onClick={() =&gt; handleChoice(scene.next, scene.gain)}</text:span></text:p>
      <text:p text:style-name="P3"><text:span text:style-name="Source_20_Text"><text:s text:c="4"/>&gt;</text:span></text:p>
      <text:p text:style-name="P3"><text:soft-page-break/><text:span text:style-name="Source_20_Text"><text:s text:c="6"/>Continue</text:span></text:p>
      <text:p text:style-name="P3"><text:span text:style-name="Source_20_Text"><text:s text:c="4"/>&lt;/button&gt;</text:span></text:p>
      <text:p text:style-name="P3"><text:span text:style-name="Source_20_Text"><text:s text:c="2"/>&lt;/div&gt;</text:span></text:p>
      <text:p text:style-name="P4"><text:span text:style-name="Source_20_Text">)}</text:span></text:p>
      <text:list text:style-name="L26">
        <text:list-item>
          <text:p text:style-name="P32">Jeśli scena ma <text:span text:style-name="Source_20_Text">next</text:span> (następną scenę), ale nie ma wyborów, pokazujemy jeden przycisk "Continue" do przejścia dalej.</text:p>
        </text:list-item>
      </text:list>
      <text:p text:style-name="Horizontal_20_Line"/>
      <text:h text:style-name="Heading_20_2" text:outline-level="2">16. Renderowanie przycisku walki</text:h>
      <text:p text:style-name="Preformatted_20_Text">jsx</text:p>
      <text:p text:style-name="Preformatted_20_Text">KopiujEdytuj</text:p>
      <text:p text:style-name="P1"><text:span text:style-name="Source_20_Text">{scene.battle &amp;&amp; (</text:span></text:p>
      <text:p text:style-name="P3"><text:span text:style-name="Source_20_Text"><text:s text:c="2"/>&lt;div className="space-y-2 center-box"&gt;</text:span></text:p>
      <text:p text:style-name="P3"><text:span text:style-name="Source_20_Text"><text:s text:c="4"/>&lt;button</text:span></text:p>
      <text:p text:style-name="P3"><text:span text:style-name="Source_20_Text"><text:s text:c="6"/>className="mt-12 p-2 bg-red-600 rounded hover:bg-red-500"</text:span></text:p>
      <text:p text:style-name="P3"><text:span text:style-name="Source_20_Text"><text:s text:c="6"/>onClick={handleBattle}</text:span></text:p>
      <text:p text:style-name="P3"><text:span text:style-name="Source_20_Text"><text:s text:c="4"/>&gt;</text:span></text:p>
      <text:p text:style-name="P3"><text:span text:style-name="Source_20_Text"><text:s text:c="6"/>Face the Cult Leader</text:span></text:p>
      <text:p text:style-name="P3"><text:span text:style-name="Source_20_Text"><text:s text:c="4"/>&lt;/button&gt;</text:span></text:p>
      <text:p text:style-name="P3"><text:span text:style-name="Source_20_Text"><text:s text:c="2"/>&lt;/div&gt;</text:span></text:p>
      <text:p text:style-name="P4"><text:span text:style-name="Source_20_Text">)}</text:span></text:p>
      <text:list text:style-name="L27">
        <text:list-item>
          <text:p text:style-name="P33">Jeśli scena zawiera pole <text:span text:style-name="Source_20_Text">battle</text:span>, pokazujemy przycisk do rozpoczęcia walki.</text:p>
        </text:list-item>
      </text:list>
      <text:p text:style-name="Horizontal_20_Line"/>
      <text:h text:style-name="Heading_20_2" text:outline-level="2">17. Zakomentowany fragment pokazujący statystyki</text:h>
      <text:p text:style-name="Preformatted_20_Text">jsx</text:p>
      <text:p text:style-name="Preformatted_20_Text">KopiujEdytuj</text:p>
      <text:p text:style-name="P1"><text:span text:style-name="Source_20_Text">{/*&lt;div className="mt-6 text-center"&gt;</text:span></text:p>
      <text:p text:style-name="P3"><text:span text:style-name="Source_20_Text"><text:s text:c="2"/>&lt;p&gt;&lt;strong&gt;Strength:&lt;/strong&gt; {stats.strength}&lt;/p&gt;</text:span></text:p>
      <text:p text:style-name="P3"><text:span text:style-name="Source_20_Text"><text:s text:c="2"/>&lt;p&gt;&lt;strong&gt;Agility:&lt;/strong&gt; {stats.agility}&lt;/p&gt;</text:span></text:p>
      <text:p text:style-name="P4"><text:span text:style-name="Source_20_Text">&lt;/div&gt;*/}</text:span></text:p>
      <text:list text:style-name="L28">
        <text:list-item>
          <text:p text:style-name="P34">Komentarz, który gdyby odkomentować, pokazywałby aktualne statystyki.</text:p>
        </text:list-item>
      </text:list>
      <text:p text:style-name="Horizontal_20_Line"/>
      <text:h text:style-name="Heading_20_2" text:outline-level="2">18. Renderowanie komponentu</text:h>
      <text:p text:style-name="Preformatted_20_Text">jsx</text:p>
      <text:p text:style-name="Preformatted_20_Text">KopiujEdytuj</text:p>
      <text:p text:style-name="P2"><text:span text:style-name="Source_20_Text">ReactDOM.render(&lt;Cult /&gt;, document.getElementById("root"));</text:span></text:p>
      <text:list text:style-name="L29">
        <text:list-item>
          <text:p text:style-name="P35">Na końcu aplikacja React jest renderowana do <text:span text:style-name="Source_20_Text">div#root</text:span>.</text:p>
        </text:list-item>
      </text:list>
      <text:p text:style-name="Horizontal_20_Line"/>
      <text:h text:style-name="Heading_20_1" text:outline-level="1">Podsumowanie</text:h>
      <text:p text:style-name="Text_20_body">Ten kod to <text:span text:style-name="Strong_20_Emphasis">prosta gra tekstowa napisana w React</text:span>:</text:p>
      <text:list text:style-name="L30">
        <text:list-item>
          <text:p text:style-name="P36"><text:soft-page-break/>Ładuje historię z pliku <text:span text:style-name="Source_20_Text">story.json</text:span>.</text:p>
        </text:list-item>
        <text:list-item>
          <text:p text:style-name="P36">Każda scena ma tekst, opcjonalnie wybory, dalsze sceny, walkę, lub zyski statystyk.</text:p>
        </text:list-item>
        <text:list-item>
          <text:p text:style-name="P36">Gracz podejmuje decyzje, które zmieniają stan (scenę i statystyki).</text:p>
        </text:list-item>
        <text:list-item>
          <text:p text:style-name="P36">W pewnym momencie może nastąpić walka z prostą mechaniką sukcesu opartą na statystykach.</text:p>
        </text:list-item>
        <text:list-item>
          <text:p text:style-name="P36">Po walce pokazuje się opis zwycięstwa lub porażki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1T10:24:04.577000000</meta:creation-date>
    <dc:date>2025-05-21T10:25:12.813000000</dc:date>
    <meta:editing-duration>PT1M8S</meta:editing-duration>
    <meta:editing-cycles>1</meta:editing-cycles>
    <meta:document-statistic meta:table-count="0" meta:image-count="0" meta:object-count="0" meta:page-count="13" meta:paragraph-count="417" meta:word-count="1746" meta:character-count="14073" meta:non-whitespace-character-count="11917"/>
    <meta:generator>LibreOffice/7.6.3.2$Windows_X86_64 LibreOffice_project/29d686fea9f6705b262d369fede658f824154cc0</meta:generator>
  </office:meta>
</office:document-meta>
</file>